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Builder.DOMBuilder( SAXTransform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Builder.DOMBuilder( 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Builder.DOMBuilder( SAXTransformerFactory factory , Listener listener , Node parent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Builder.set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MBuild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Builder.DOM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Builder.notifyListe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Builder.DOMBuilder( Listener listener , Node parent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Builder.DOMBuilder( Node parent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Builder.getDocu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Build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